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82B000008CA6B55A114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93cm" style:rel-column-width="11295*"/>
    </style:style>
    <style:style style:name="Таблица1.B" style:family="table-column">
      <style:table-column-properties style:column-width="14.071cm" style:rel-column-width="54240*"/>
    </style:style>
    <style:style style:name="Таблица1.1" style:family="table-row">
      <style:table-row-properties style:min-row-height="2.258cm"/>
    </style:style>
    <style:style style:name="Таблица1.A1" style:family="table-cell">
      <style:table-cell-properties fo:padding="0cm"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Heading_20_1">
      <style:paragraph-properties fo:text-align="center" style:justify-single-word="false"/>
      <style:text-properties style:font-name="Times New Roman" fo:font-size="10pt" fo:language="ru" fo:country="RU" style:font-size-asian="10pt" style:font-size-complex="10pt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5" style:family="paragraph" style:parent-style-name="Standard">
      <style:text-properties fo:font-size="10pt" fo:language="ru" fo:country="RU" style:font-size-asian="10pt" style:font-size-complex="10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8" style:family="paragraph" style:parent-style-name="Text_20_body">
      <style:text-properties fo:font-size="10pt" style:font-size-asian="10pt" style:font-size-complex="10pt"/>
    </style:style>
    <style:style style:name="P9" style:family="paragraph" style:parent-style-name="Text_20_body">
      <style:paragraph-properties fo:line-height="100%"/>
      <style:text-properties fo:font-size="10pt" style:font-size-asian="10pt" style:font-size-complex="10pt"/>
    </style:style>
    <style:style style:name="P10" style:family="paragraph" style:parent-style-name="Text_20_body">
      <style:paragraph-properties fo:margin-top="0cm" fo:margin-bottom="0cm">
        <style:tab-stops/>
      </style:paragraph-properties>
      <style:text-properties fo:font-size="10pt" style:font-size-asian="10pt" style:font-size-complex="10pt"/>
    </style:style>
    <style:style style:name="P11" style:family="paragraph">
      <style:paragraph-properties fo:text-align="start"/>
      <style:text-properties style:text-line-through-style="none" style:font-name="Times New Roman1" fo:font-size="10pt" fo:font-style="normal" style:text-underline-style="none" fo:font-weight="normal"/>
    </style:style>
    <style:style style:name="P12" style:family="paragraph">
      <style:paragraph-properties fo:text-align="start"/>
      <style:text-properties style:text-line-through-style="none" fo:font-family="'Times New Roman'" style:font-style-name="Обычный" style:font-family-generic="roman" fo:font-style="normal" style:text-underline-style="none"/>
    </style:style>
    <style:style style:name="P13" style:family="paragraph">
      <style:paragraph-properties fo:text-align="start"/>
      <style:text-properties fo:font-family="'Times New Roman'" style:font-style-name="Обычный" style:font-family-generic="roman"/>
    </style:style>
    <style:style style:name="P14" style:family="paragraph">
      <style:paragraph-properties fo:text-align="start"/>
      <style:text-properties style:text-line-through-style="none" style:font-name="Times New Roman1" fo:font-size="12pt" fo:font-style="normal" style:text-underline-style="none" fo:font-weight="normal"/>
    </style:style>
    <style:style style:name="P15" style:family="paragraph">
      <style:paragraph-properties fo:text-align="start"/>
      <style:text-properties style:text-line-through-style="none" fo:font-style="normal" style:text-underline-style="none"/>
    </style:style>
    <style:style style:name="P16" style:family="paragraph">
      <style:paragraph-properties fo:text-align="start"/>
      <style:text-properties fo:font-family="'Times New Roman'" style:font-style-name="Обычный" style:font-family-generic="roman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language="ru" fo:country="RU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/>
    </style:style>
    <style:style style:name="T7" style:family="text">
      <style:text-properties style:text-position="super 58%"/>
    </style:style>
    <style:style style:name="T8" style:family="text">
      <style:text-properties style:font-name="Times New Roman"/>
    </style:style>
    <style:style style:name="T9" style:family="text">
      <style:text-properties style:font-weight-asian="bold"/>
    </style:style>
    <style:style style:name="T10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middle" style:vertical-rel="baseline" style:horizontal-pos="from-left" style:horizontal-rel="page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ge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fo:border="solid #c0c0c0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fo:border="solid #c0c0c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6" style:family="graphic">
      <style:graphic-properties fo:border="solid #c0c0c0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Форма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fixed-text form:name="Метка 1" form:control-implementation="ooo:com.sun.star.form.component.FixedText" form:id="control1" form:label="Аппарат:"/>
          <form:fixed-text form:name="Метка 1" form:control-implementation="ooo:com.sun.star.form.component.FixedText" form:id="control2" form:label="Фамилия, имя, отчество:"/>
          <form:fixed-text form:name="Метка 1" form:control-implementation="ooo:com.sun.star.form.component.FixedText" form:id="control3" form:label="Дата обследования:"/>
          <form:text form:name="ManufacturerModelName" form:control-implementation="ooo:com.sun.star.form.component.TextField" form:id="control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1" form:control-implementation="ooo:com.sun.star.form.component.ComboBox" form:id="control5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Шешеня Т.В."/>
            <form:item form:label="Вологжанина Н.А."/>
            <form:item form:label="Тимошенко С.А."/>
          </form:combobox>
          <form:combobox form:name="Поле со списком 2" form:control-implementation="ooo:com.sun.star.form.component.ComboBox" form:id="control6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Гиниатуллина Г.Н."/>
            <form:item form:label="Букина Б.Б."/>
            <form:item form:label="Иригбаева А.Е."/>
            <form:item form:label="Иванова О.И."/>
            <form:item form:label="Хозяшева Д.А."/>
            <form:item form:label="Донских А.И."/>
          </form:combobox>
          <form:textarea form:name="StudyViewprotocol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<text:span text:style-name="T1"/></text:p>
          </form:textarea>
          <form:text form:name="StudyViewprotocolDate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Name" form:control-implementation="ooo:com.sun.star.form.component.TextField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fixed-text form:name="Метка 1" form:control-implementation="ooo:com.sun.star.form.component.FixedText" form:id="control10" form:label="Возраст:"/>
          <form:text form:name="PatientBirthDate" form:control-implementation="ooo:com.sun.star.form.component.TextField" form:id="control1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5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5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5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5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5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5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5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5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5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6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6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6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6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6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6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6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6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6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69" form:dropdown="true" form:size="20" form:current-value="не уплотнена" form:value="не уплотнен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уплотнена"/>
            <form:item form:label="не уплотнена"/>
          </form:combobox>
          <form:combobox form:name="Поле со списком 4" form:control-implementation="ooo:com.sun.star.form.component.ComboBox" form:id="control70" form:dropdown="true" form:size="20" form:current-value="гипоакинезии не выявлены" form:value="гипоакинезии не выявлены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гипоакинезии не выявлены"/>
            <form:item form:label="акинезии не выявлены"/>
            <form:item form:label="выявлены в области"/>
          </form:combobox>
          <form:combobox form:name="Поле со списком 4" form:control-implementation="ooo:com.sun.star.form.component.ComboBox" form:id="control71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выпот в полость перикарда"/>
            <form:item form:label="БО"/>
          </form:combobox>
          <form:combobox form:name="Поле со списком 4" form:control-implementation="ooo:com.sun.star.form.component.ComboBox" form:id="control72" form:dropdown="true" form:size="20" form:current-value="створки не уплотнены" form:value="створки не уплотнены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творки не уплотнены"/>
            <form:item form:label="створки уплотнены"/>
            <form:item form:label="фиброз"/>
            <form:item form:label="кальциноз"/>
          </form:combobox>
          <form:combobox form:name="Поле со списком 4" form:control-implementation="ooo:com.sun.star.form.component.ComboBox" form:id="control73" form:dropdown="true" form:size="20" form:current-value="есть" form:value="есть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есть"/>
            <form:item form:label="нет"/>
          </form:combobox>
          <form:combobox form:name="Поле со списком 4" form:control-implementation="ooo:com.sun.star.form.component.ComboBox" form:id="control74" form:dropdown="true" form:size="20" form:current-value="створки не уплотнены" form:value="створки не уплотнены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творки не уплотнены"/>
            <form:item form:label="створки уплотнены"/>
          </form:combobox>
          <form:text form:name="Текстовое поле 3" form:control-implementation="ooo:com.sun.star.form.component.TextField" form:id="control7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variable-decls>
        <text:variable-decl office:value-type="string" text:name="00081090"/>
        <text:variable-decl office:value-type="string" text:name="00080020"/>
        <text:variable-decl office:value-type="string" text:name="00100010"/>
        <text:variable-decl office:value-type="string" text:name="0010003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draw:frame draw:style-name="fr1" draw:name="Графический объект2" text:anchor-type="paragraph" svg:x="0.31cm" svg:y="0.293cm" svg:width="1.646cm" svg:height="1.785cm" draw:z-index="0"><draw:image xlink:href="Pictures/200000070000082B000008CA6B55A114.svm" xlink:type="simple" xlink:show="embed" xlink:actuate="onLoad"/></draw:frame></text:p>
          </table:table-cell>
          <table:table-cell table:style-name="Таблица1.A1" office:value-type="string">
            <text:p text:style-name="P5"/>
            <text:p text:style-name="P5">МУЗ «Клиническая городская поликлиника №1»</text:p>
            <text:p text:style-name="P6">Отделение функциональной и УЗ диагностики</text:p>
            <text:p text:style-name="P6">г. Сургут, <text:s/>ул. Студенческая, 18 <text:s/><text:span text:style-name="T2">тел.</text:span> 31-92-27</text:p>
            <text:p text:style-name="P6"><text:s text:c="18"/>ул. Сибирская, 14/2 <text:s/><text:span text:style-name="T2">тел.</text:span> <text:s/>52-56-18 </text:p>
          </table:table-cell>
        </table:table-row>
      </table:table>
      <text:h text:style-name="P2" text:outline-level="1">ПРОТОКОЛ</text:h>
      <text:p text:style-name="P4">ЭХОКАРДИОГРАФИ<text:span text:style-name="T2">И</text:span> С ЦВЕТНЫМ КАРТИРОВАНИЕМ И ДОПЛЕРОВСКИМ АНАЛИЗОМ</text:p>
      <text:p text:style-name="P5"/>
      <text:p text:style-name="P5"><draw:control text:anchor-type="as-char" draw:z-index="1" draw:style-name="gr1" draw:text-style-name="P11" svg:width="1.534cm" svg:height="0.5cm" draw:control="control1"/><draw:control text:anchor-type="as-char" draw:z-index="4" draw:style-name="gr4" draw:text-style-name="P12" svg:width="11.875cm" svg:height="0.38cm" draw:control="control4"/></text:p>
      <text:p text:style-name="P6"><draw:control text:anchor-type="as-char" draw:z-index="3" draw:style-name="gr3" draw:text-style-name="P11" svg:width="3.121cm" svg:height="0.5cm" draw:control="control3"/><draw:control text:anchor-type="as-char" svg:y="-0.192cm" draw:z-index="8" draw:style-name="gr6" draw:text-style-name="P12" svg:width="2.488cm" svg:height="0.38cm" draw:control="control8"/></text:p>
      <text:p text:style-name="P6"><draw:control text:anchor-type="as-char" svg:y="-0.312cm" draw:z-index="2" draw:style-name="gr2" draw:text-style-name="P11" svg:width="3.844cm" svg:height="0.5cm" draw:control="control2"/><draw:control text:anchor-type="as-char" svg:y="-0.312cm" draw:z-index="9" draw:style-name="gr6" draw:text-style-name="P12" svg:width="4.682cm" svg:height="0.38cm" draw:control="control9"/> <draw:control text:anchor-type="as-char" svg:y="-0.374cm" draw:z-index="10" draw:style-name="gr2" draw:text-style-name="P11" svg:width="1.401cm" svg:height="0.5cm" draw:control="control10"/><draw:control text:anchor-type="as-char" svg:y="-0.254cm" draw:z-index="11" draw:style-name="gr6" draw:text-style-name="P12" svg:width="2.294cm" svg:height="0.38cm" draw:control="control11"/></text:p>
      <text:p text:style-name="P6">Диагноз: <draw:control text:anchor-type="as-char" svg:y="-0.295cm" draw:z-index="75" draw:style-name="gr6" draw:text-style-name="P15" svg:width="0.888cm" svg:height="0.35cm" draw:control="control75"/></text:p>
      <text:p text:style-name="P6"/>
      <text:p text:style-name="P7"><text:span text:style-name="T4">Аорта: </text:span><text:span text:style-name="T4"><draw:control text:anchor-type="as-char" svg:y="-0.272cm" draw:z-index="69" draw:style-name="gr6" draw:text-style-name="P16" svg:width="2.2cm" svg:height="0.35cm" draw:control="control69"/></text:span><text:bookmark-start text:name="Аорта"/><text:bookmark-end text:name="Аорта"/>. ФК аорты <text:bookmark-start text:name="ФКаорты"/><text:span text:style-name="T6"><draw:control text:anchor-type="as-char" svg:y="-0.295cm" draw:z-index="12" draw:style-name="gr6" draw:text-style-name="P15" svg:width="0.888cm" svg:height="0.35cm" draw:control="control12"/></text:span><text:bookmark-end text:name="ФКаорты"/> (см) <text:s/>синусы Вальсальвы <text:bookmark-start text:name="синусы"/><text:span text:style-name="T6"><draw:control text:anchor-type="as-char" svg:y="-0.295cm" draw:z-index="13" draw:style-name="gr6" draw:text-style-name="P15" svg:width="0.888cm" svg:height="0.35cm" draw:control="control13"/></text:span><text:bookmark-end text:name="синусы"/> (см) <text:s text:c="2"/>восходящая <text:bookmark-start text:name="Восходящая"/><text:span text:style-name="T6"><draw:control text:anchor-type="as-char" svg:y="-0.295cm" draw:z-index="14" draw:style-name="gr6" draw:text-style-name="P15" svg:width="0.888cm" svg:height="0.35cm" draw:control="control14"/></text:span><text:bookmark-end text:name="Восходящая"/> (см) дуга <text:bookmark-start text:name="Дуга"/><text:span text:style-name="T6"><draw:control text:anchor-type="as-char" svg:y="-0.295cm" draw:z-index="15" draw:style-name="gr6" draw:text-style-name="P15" svg:width="0.888cm" svg:height="0.35cm" draw:control="control15"/></text:span><text:bookmark-end text:name="Дуга"/> (см) <text:s/>перешеек <text:bookmark-start text:name="перешеек"/><text:span text:style-name="T6"><draw:control text:anchor-type="as-char" svg:y="-0.295cm" draw:z-index="16" draw:style-name="gr6" draw:text-style-name="P15" svg:width="0.888cm" svg:height="0.35cm" draw:control="control16"/></text:span><text:bookmark-end text:name="перешеек"/> (см) <text:s/>Нисходящая аорта <draw:control text:anchor-type="as-char" svg:y="-0.295cm" draw:z-index="17" draw:style-name="gr6" draw:text-style-name="P15" svg:width="0.888cm" svg:height="0.35cm" draw:control="control17"/><text:bookmark-start text:name="НисходящаяАорта"/><text:bookmark-end text:name="НисходящаяАорта"/> (см) <text:s/>Градиент пик <text:bookmark-start text:name="ГрадиентПик"/><text:span text:style-name="T6"><draw:control text:anchor-type="as-char" svg:y="-0.295cm" draw:z-index="18" draw:style-name="gr6" draw:text-style-name="P15" svg:width="0.888cm" svg:height="0.35cm" draw:control="control18"/></text:span><text:bookmark-end text:name="ГрадиентПик"/> (мм.рт.ст.) </text:p>
      <text:p text:style-name="P7">Скорость кровотока <text:bookmark-start text:name="АортСкоросКров"/><text:span text:style-name="T6"><draw:control text:anchor-type="as-char" svg:y="-0.295cm" draw:z-index="19" draw:style-name="gr6" draw:text-style-name="P15" svg:width="0.888cm" svg:height="0.35cm" draw:control="control19"/></text:span><text:bookmark-end text:name="АортСкоросКров"/> (м/с).</text:p>
      <text:p text:style-name="P7"><text:span text:style-name="T4">Правое предсердие</text:span>: <text:bookmark-start text:name="ПравоеПредсердие"/><text:span text:style-name="T6"><draw:control text:anchor-type="as-char" svg:y="-0.295cm" draw:z-index="20" draw:style-name="gr6" draw:text-style-name="P15" svg:width="0.888cm" svg:height="0.35cm" draw:control="control20"/></text:span><text:bookmark-end text:name="ПравоеПредсердие"/> (см). Правый желудочек: <text:bookmark-start text:name="ПравыйЖелудочек"/><text:span text:style-name="T6"><draw:control text:anchor-type="as-char" svg:y="-0.295cm" draw:z-index="21" draw:style-name="gr6" draw:text-style-name="P15" svg:width="0.888cm" svg:height="0.35cm" draw:control="control21"/></text:span><text:bookmark-end text:name="ПравыйЖелудочек"/> (см) <text:s/>Диаметр НПВ: <text:bookmark-start text:name="ДиаметрНПВ"/><text:span text:style-name="T6"><draw:control text:anchor-type="as-char" svg:y="-0.295cm" draw:z-index="22" draw:style-name="gr6" draw:text-style-name="P15" svg:width="0.888cm" svg:height="0.35cm" draw:control="control22"/></text:span><text:bookmark-end text:name="ДиаметрНПВ"/> (см).</text:p>
      <text:p text:style-name="P7"><text:span text:style-name="T4">Левое предсердие:</text:span> <text:bookmark-start text:name="ЛевоеПредсердие"/><text:span text:style-name="T6"><draw:control text:anchor-type="as-char" svg:y="-0.295cm" draw:z-index="24" draw:style-name="gr6" draw:text-style-name="P15" svg:width="0.888cm" svg:height="0.35cm" draw:control="control24"/></text:span><text:bookmark-end text:name="ЛевоеПредсердие"/> (см) <text:s text:c="2"/>длинна <text:bookmark-start text:name="Длина"/><text:span text:style-name="T6"><draw:control text:anchor-type="as-char" svg:y="-0.295cm" draw:z-index="23" draw:style-name="gr6" draw:text-style-name="P15" svg:width="0.888cm" svg:height="0.35cm" draw:control="control23"/></text:span><text:bookmark-end text:name="Длина"/> (см)</text:p>
      <text:p text:style-name="P7"><text:span text:style-name="T4">Левый желудочек:</text:span><text:span text:style-name="T3"> </text:span><text:s/>КДР <text:bookmark-start text:name="КДР"/><text:span text:style-name="T6"><draw:control text:anchor-type="as-char" svg:y="-0.295cm" draw:z-index="25" draw:style-name="gr6" draw:text-style-name="P15" svg:width="0.888cm" svg:height="0.35cm" draw:control="control25"/></text:span><text:bookmark-end text:name="КДР"/> (см) <text:s text:c="2"/>КСР <text:bookmark-start text:name="КСР"/><text:span text:style-name="T6"><draw:control text:anchor-type="as-char" svg:y="-0.295cm" draw:z-index="26" draw:style-name="gr6" draw:text-style-name="P15" svg:width="0.888cm" svg:height="0.35cm" draw:control="control26"/></text:span><text:bookmark-end text:name="КСР"/> (см) <text:s/>КДО <text:bookmark-start text:name="КДО"/><text:span text:style-name="T6"><draw:control text:anchor-type="as-char" svg:y="-0.295cm" draw:z-index="27" draw:style-name="gr6" draw:text-style-name="P15" svg:width="0.888cm" svg:height="0.35cm" draw:control="control27"/></text:span><text:bookmark-end text:name="КДО"/> (мл) <text:s/>КСО <text:bookmark-start text:name="КСО"/><text:span text:style-name="T6"><draw:control text:anchor-type="as-char" svg:y="-0.295cm" draw:z-index="28" draw:style-name="gr6" draw:text-style-name="P15" svg:width="0.888cm" svg:height="0.35cm" draw:control="control28"/></text:span><text:bookmark-end text:name="КСО"/> (мл) УО <text:bookmark-start text:name="УО"/><text:span text:style-name="T6"><draw:control text:anchor-type="as-char" svg:y="-0.295cm" draw:z-index="29" draw:style-name="gr6" draw:text-style-name="P15" svg:width="0.888cm" svg:height="0.35cm" draw:control="control29"/></text:span><text:bookmark-end text:name="УО"/> (мл) <text:s/></text:p>
      <text:p text:style-name="P7">ФВ <text:bookmark-start text:name="ФВ"/><text:span text:style-name="T6"><draw:control text:anchor-type="as-char" svg:y="-0.295cm" draw:z-index="32" draw:style-name="gr6" draw:text-style-name="P15" svg:width="0.888cm" svg:height="0.35cm" draw:control="control32"/></text:span><text:bookmark-end text:name="ФВ"/> (%) <text:s/>ФУ <text:bookmark-start text:name="ФУ"/><text:span text:style-name="T6"><draw:control text:anchor-type="as-char" svg:y="-0.295cm" draw:z-index="31" draw:style-name="gr6" draw:text-style-name="P15" svg:width="0.888cm" svg:height="0.35cm" draw:control="control31"/></text:span><text:bookmark-end text:name="ФУ"/> (%) <text:s/>ФВ в «В» режиме <text:bookmark-start text:name="ФВвВрежиме"/><text:span text:style-name="T6"><draw:control text:anchor-type="as-char" svg:y="-0.295cm" draw:z-index="30" draw:style-name="gr6" draw:text-style-name="P15" svg:width="0.888cm" svg:height="0.35cm" draw:control="control30"/></text:span><text:bookmark-end text:name="ФВвВрежиме"/> (%). <text:s/></text:p>
      <text:p text:style-name="P7"><text:span text:style-name="T4">МЖП</text:span><text:span text:style-name="T6">:</text:span> <text:bookmark-start text:name="МЖП"/><text:span text:style-name="T6"><draw:control text:anchor-type="as-char" svg:y="-0.295cm" draw:z-index="33" draw:style-name="gr6" draw:text-style-name="P15" svg:width="0.888cm" svg:height="0.35cm" draw:control="control33"/></text:span><text:bookmark-end text:name="МЖП"/> (см) Задняя стенка ЛЖ: <text:bookmark-start text:name="ЗадняяСтенкаЛЖ"/><text:span text:style-name="T6"><draw:control text:anchor-type="as-char" svg:y="-0.295cm" draw:z-index="34" draw:style-name="gr6" draw:text-style-name="P15" svg:width="0.888cm" svg:height="0.35cm" draw:control="control34"/></text:span><text:bookmark-end text:name="ЗадняяСтенкаЛЖ"/> (см) <text:s/>ИММ ЛЖ <text:bookmark-start text:name="ИММЛЖ"/><text:span text:style-name="T6"><draw:control text:anchor-type="as-char" svg:y="-0.295cm" draw:z-index="35" draw:style-name="gr6" draw:text-style-name="P15" svg:width="0.888cm" svg:height="0.35cm" draw:control="control35"/></text:span><text:bookmark-end text:name="ИММЛЖ"/></text:p>
      <text:p text:style-name="P7">Зоны <draw:control text:anchor-type="as-char" svg:y="-0.272cm" draw:z-index="70" draw:style-name="gr6" draw:text-style-name="P16" svg:width="3.964cm" svg:height="0.35cm" draw:control="control70"/><text:bookmark-start text:name="Зоны"/><text:bookmark-end text:name="Зоны"/> <text:bookmark-start text:name="ЗоныТекст"/><text:span text:style-name="T6"><draw:control text:anchor-type="as-char" svg:y="-0.295cm" draw:z-index="36" draw:style-name="gr6" draw:text-style-name="P15" svg:width="0.888cm" svg:height="0.35cm" draw:control="control36"/></text:span><text:bookmark-end text:name="ЗоныТекст"/> </text:p>
      <text:p text:style-name="P7"><text:span text:style-name="T4">Легочная артерия:</text:span> ФК <text:bookmark-start text:name="ФК"/><text:span text:style-name="T6"><draw:control text:anchor-type="as-char" svg:y="-0.295cm" draw:z-index="37" draw:style-name="gr6" draw:text-style-name="P15" svg:width="0.888cm" svg:height="0.35cm" draw:control="control37"/></text:span><text:bookmark-end text:name="ФК"/> (см.), ствол <text:bookmark-start text:name="ствол"/><text:span text:style-name="T6"><draw:control text:anchor-type="as-char" svg:y="-0.295cm" draw:z-index="38" draw:style-name="gr6" draw:text-style-name="P15" svg:width="0.888cm" svg:height="0.35cm" draw:control="control38"/></text:span><text:bookmark-end text:name="ствол"/> (см.) правая ветвь <text:bookmark-start text:name="ПраваяВетвь"/><text:span text:style-name="T6"><draw:control text:anchor-type="as-char" svg:y="-0.295cm" draw:z-index="39" draw:style-name="gr6" draw:text-style-name="P15" svg:width="0.888cm" svg:height="0.35cm" draw:control="control39"/></text:span><text:bookmark-end text:name="ПраваяВетвь"/> (см.) левая <text:bookmark-start text:name="ЛеваяВетвь"/><text:span text:style-name="T6"><draw:control text:anchor-type="as-char" svg:y="-0.295cm" draw:z-index="40" draw:style-name="gr6" draw:text-style-name="P15" svg:width="0.888cm" svg:height="0.35cm" draw:control="control40"/></text:span><text:bookmark-end text:name="ЛеваяВетвь"/> (см.). Градиент давления пиковый <text:bookmark-start text:name="ГрадиентПиковый"/><text:span text:style-name="T6"><draw:control text:anchor-type="as-char" svg:y="-0.295cm" draw:z-index="43" draw:style-name="gr6" draw:text-style-name="P15" svg:width="0.888cm" svg:height="0.35cm" draw:control="control43"/></text:span><text:bookmark-end text:name="ГрадиентПиковый"/> (м.рт.ст.) средний <text:bookmark-start text:name="ГрадиентСредний"/><text:span text:style-name="T6"><draw:control text:anchor-type="as-char" svg:y="-0.295cm" draw:z-index="42" draw:style-name="gr6" draw:text-style-name="P15" svg:width="0.888cm" svg:height="0.35cm" draw:control="control42"/></text:span><text:bookmark-end text:name="ГрадиентСредний"/> (мм.рт. ст) Скорость кровотока <text:bookmark-start text:name="СкоростьКровотока"/><text:span text:style-name="T6"><draw:control text:anchor-type="as-char" svg:y="-0.295cm" draw:z-index="41" draw:style-name="gr6" draw:text-style-name="P15" svg:width="0.888cm" svg:height="0.35cm" draw:control="control41"/></text:span><text:bookmark-end text:name="СкоростьКровотока"/> (м/с) <text:s text:c="2"/>Степень регургитации <text:bookmark-start text:name="СтепеньРегургитации"/><text:span text:style-name="T6"><draw:control text:anchor-type="as-char" svg:y="-0.295cm" draw:z-index="44" draw:style-name="gr6" draw:text-style-name="P15" svg:width="0.888cm" svg:height="0.35cm" draw:control="control44"/></text:span><text:bookmark-end text:name="СтепеньРегургитации"/> <text:s text:c="2"/>АТ/ЕТ -<text:bookmark-start text:name="АТЕТ"/><draw:control text:anchor-type="as-char" svg:y="-0.295cm" draw:z-index="45" draw:style-name="gr6" draw:text-style-name="P15" svg:width="0.888cm" svg:height="0.35cm" draw:control="control45"/><text:bookmark-end text:name="АТЕТ"/><text:span text:style-name="T6">.</text:span> Систолическое давление в легочной артерии <text:bookmark-start text:name="СистологическоеДавле"/><text:span text:style-name="T6"><draw:control text:anchor-type="as-char" svg:y="-0.295cm" draw:z-index="46" draw:style-name="gr6" draw:text-style-name="P15" svg:width="0.888cm" svg:height="0.35cm" draw:control="control46"/></text:span><text:bookmark-end text:name="СистологическоеДавле"/> (мм.рт.ст.) </text:p>
      <text:p text:style-name="P7"><text:span text:style-name="T4">Перикард:</text:span> <draw:control text:anchor-type="as-char" svg:y="-0.272cm" draw:z-index="71" draw:style-name="gr6" draw:text-style-name="P16" svg:width="3.178cm" svg:height="0.35cm" draw:control="control71"/><text:bookmark-start text:name="Прикард"/><text:bookmark-end text:name="Прикард"/> <text:bookmark-start text:name="ПрерикОписан"/><draw:control text:anchor-type="as-char" svg:y="-0.295cm" draw:z-index="47" draw:style-name="gr6" draw:text-style-name="P15" svg:width="0.888cm" svg:height="0.35cm" draw:control="control47"/><text:bookmark-end text:name="ПрерикОписан"/></text:p>
      <text:p text:style-name="P7"><text:span text:style-name="T4">Митральный клапан:</text:span> <draw:control text:anchor-type="as-char" svg:y="-0.272cm" draw:z-index="72" draw:style-name="gr6" draw:text-style-name="P16" svg:width="3.449cm" svg:height="0.35cm" draw:control="control72"/><text:bookmark-start text:name="МитральныйКлапан"/><text:bookmark-end text:name="МитральныйКлапан"/> противофаза <draw:control text:anchor-type="as-char" svg:y="-0.272cm" draw:z-index="73" draw:style-name="gr6" draw:text-style-name="P16" svg:width="1.255cm" svg:height="0.35cm" draw:control="control73"/><text:bookmark-start text:name="Противофаза"/><text:bookmark-end text:name="Противофаза"/> <text:s/>РСМК <text:bookmark-start text:name="РСМК"/><text:span text:style-name="T6"><draw:control text:anchor-type="as-char" svg:y="-0.295cm" draw:z-index="48" draw:style-name="gr6" draw:text-style-name="P15" svg:width="0.888cm" svg:height="0.35cm" draw:control="control48"/></text:span><text:bookmark-end text:name="РСМК"/> (см) <text:s/></text:p>
      <text:p text:style-name="P7">VTI МК - <text:bookmark-start text:name="VTIMK"/><text:span text:style-name="T6"><draw:control text:anchor-type="as-char" svg:y="-0.295cm" draw:z-index="49" draw:style-name="gr6" draw:text-style-name="P15" svg:width="0.888cm" svg:height="0.35cm" draw:control="control49"/></text:span><text:bookmark-end text:name="VTIMK"/> Е/А Площадь отверстия МК <text:bookmark-start text:name="ПлпщадьОтверстияМК"/><text:span text:style-name="T6"><draw:control text:anchor-type="as-char" svg:y="-0.295cm" draw:z-index="50" draw:style-name="gr6" draw:text-style-name="P15" svg:width="0.888cm" svg:height="0.35cm" draw:control="control50"/></text:span><text:bookmark-end text:name="ПлпщадьОтверстияМК"/> (см<text:span text:style-name="T7">2</text:span>).</text:p>
      <text:p text:style-name="P7">Градиент давления пиковый <text:bookmark-start text:name="МКГрадиентПиковый"/><text:span text:style-name="T6"><draw:control text:anchor-type="as-char" svg:y="-0.295cm" draw:z-index="52" draw:style-name="gr6" draw:text-style-name="P15" svg:width="0.888cm" svg:height="0.35cm" draw:control="control52"/></text:span><text:bookmark-end text:name="МКГрадиентПиковый"/> (мм.рт.ст.), средний <text:bookmark-start text:name="МКГрадиентСредний"/><text:span text:style-name="T6"><draw:control text:anchor-type="as-char" svg:y="-0.295cm" draw:z-index="51" draw:style-name="gr6" draw:text-style-name="P15" svg:width="0.888cm" svg:height="0.35cm" draw:control="control51"/></text:span><text:bookmark-end text:name="МКГрадиентСредний"/> (мм.рт.ст.)</text:p>
      <text:p text:style-name="P7">Скорость кровотока <text:bookmark-start text:name="ТекстовоеПоле2"/><draw:control text:anchor-type="as-char" svg:y="-0.295cm" draw:z-index="53" draw:style-name="gr6" draw:text-style-name="P15" svg:width="0.888cm" svg:height="0.35cm" draw:control="control53"/><text:bookmark-end text:name="ТекстовоеПоле2"/> (м/с). Степень регургитации <text:bookmark-start text:name="МКСтепеньРегуртации"/><text:span text:style-name="T6"><draw:control text:anchor-type="as-char" svg:y="-0.295cm" draw:z-index="54" draw:style-name="gr6" draw:text-style-name="P15" svg:width="0.888cm" svg:height="0.35cm" draw:control="control54"/></text:span><text:bookmark-end text:name="МКСтепеньРегуртации"/></text:p>
      <text:p text:style-name="P7">Скорость кровотока в выходном отделе левого желудочка <text:bookmark-start text:name="МКСкоКровВыхОтЛевЖел"/><text:span text:style-name="T6"><draw:control text:anchor-type="as-char" svg:y="-0.295cm" draw:z-index="55" draw:style-name="gr6" draw:text-style-name="P15" svg:width="0.888cm" svg:height="0.35cm" draw:control="control55"/></text:span><text:bookmark-end text:name="МКСкоКровВыхОтЛевЖел"/> (м/с) Градиент давления </text:p>
      <text:p text:style-name="P7">пиковый <text:bookmark-start text:name="ГрадПик"/><text:span text:style-name="T6"><draw:control text:anchor-type="as-char" svg:y="-0.295cm" draw:z-index="56" draw:style-name="gr6" draw:text-style-name="P15" svg:width="0.888cm" svg:height="0.35cm" draw:control="control56"/></text:span><text:bookmark-end text:name="ГрадПик"/> (мм.рт.ст.) <text:s text:c="3"/></text:p>
      <text:p text:style-name="P7"><text:span text:style-name="T4">Аортальный клапан:</text:span> <text:bookmark-start text:name="АортныйКлапан"/><draw:control text:anchor-type="as-char" svg:y="-0.272cm" draw:z-index="74" draw:style-name="gr6" draw:text-style-name="P16" svg:width="3.449cm" svg:height="0.35cm" draw:control="control74"/><text:bookmark-end text:name="АортныйКлапан"/><text:span text:style-name="T6"> </text:span>раскрытие створок <text:bookmark-start text:name="раскрытиеСтворок"/><text:span text:style-name="T6"><draw:control text:anchor-type="as-char" svg:y="-0.295cm" draw:z-index="57" draw:style-name="gr6" draw:text-style-name="P15" svg:width="0.888cm" svg:height="0.35cm" draw:control="control57"/></text:span><text:bookmark-end text:name="раскрытиеСтворок"/> (см).</text:p>
      <text:p text:style-name="P7">Площадь отверстия АК <text:bookmark-start text:name="ПлощОтвАК"/><text:span text:style-name="T6"><draw:control text:anchor-type="as-char" svg:y="-0.295cm" draw:z-index="60" draw:style-name="gr6" draw:text-style-name="P15" svg:width="0.888cm" svg:height="0.35cm" draw:control="control60"/></text:span><text:bookmark-end text:name="ПлощОтвАК"/> (см2). Градиент давления пиковый <text:bookmark-start text:name="АКГрадиентПиковый"/><text:span text:style-name="T6"><draw:control text:anchor-type="as-char" svg:y="-0.295cm" draw:z-index="58" draw:style-name="gr6" draw:text-style-name="P15" svg:width="0.888cm" svg:height="0.35cm" draw:control="control58"/></text:span><text:bookmark-end text:name="АКГрадиентПиковый"/> (мм.рт.ст.), средний <text:bookmark-start text:name="АКГрадиентСредний"/><text:span text:style-name="T6"><draw:control text:anchor-type="as-char" svg:y="-0.295cm" draw:z-index="59" draw:style-name="gr6" draw:text-style-name="P15" svg:width="0.888cm" svg:height="0.35cm" draw:control="control59"/></text:span><text:bookmark-end text:name="АКГрадиентСредний"/> (мм.рт.ст.). Скорость кровотока <text:bookmark-start text:name="АКСкоростьКровотока"/><text:span text:style-name="T6"><draw:control text:anchor-type="as-char" svg:y="-0.295cm" draw:z-index="61" draw:style-name="gr6" draw:text-style-name="P15" svg:width="0.888cm" svg:height="0.35cm" draw:control="control61"/></text:span><text:bookmark-end text:name="АКСкоростьКровотока"/> (м/с.) <text:s/>Степень регургитации <text:bookmark-start text:name="АКСтепеньРегургитаци"/><text:span text:style-name="T6"><draw:control text:anchor-type="as-char" svg:y="-0.295cm" draw:z-index="62" draw:style-name="gr6" draw:text-style-name="P15" svg:width="0.888cm" svg:height="0.35cm" draw:control="control62"/></text:span><text:bookmark-end text:name="АКСтепеньРегургитаци"/></text:p>
      <text:p text:style-name="P7"><text:span text:style-name="T4">Трикуспидальный клапан:</text:span> <text:s/><text:bookmark-start text:name="ТрикуспидарныйКлапа"/><text:span text:style-name="T6"><draw:control text:anchor-type="as-char" svg:y="-0.295cm" draw:z-index="63" draw:style-name="gr6" draw:text-style-name="P15" svg:width="0.888cm" svg:height="0.35cm" draw:control="control63"/></text:span><text:bookmark-end text:name="ТрикуспидарныйКлапа"/> Е/А <text:s/>Градиент давления пиковый <text:bookmark-start text:name="ТКГрадиентПиковый"/><text:span text:style-name="T6"><draw:control text:anchor-type="as-char" svg:y="-0.295cm" draw:z-index="64" draw:style-name="gr6" draw:text-style-name="P15" svg:width="0.888cm" svg:height="0.35cm" draw:control="control64"/></text:span><text:bookmark-end text:name="ТКГрадиентПиковый"/> (мм.рт.ст.), средний <text:bookmark-start text:name="ТКГрадиентСредний"/><text:span text:style-name="T6"><draw:control text:anchor-type="as-char" svg:y="-0.295cm" draw:z-index="65" draw:style-name="gr6" draw:text-style-name="P15" svg:width="0.888cm" svg:height="0.35cm" draw:control="control65"/></text:span><text:bookmark-end text:name="ТКГрадиентСредний"/> (мм.рт.ст.) Скорость кровотока <text:bookmark-start text:name="ТКСкоростьКровотока"/><text:span text:style-name="T6"><draw:control text:anchor-type="as-char" svg:y="-0.295cm" draw:z-index="66" draw:style-name="gr6" draw:text-style-name="P15" svg:width="0.888cm" svg:height="0.35cm" draw:control="control66"/></text:span><text:bookmark-end text:name="ТКСкоростьКровотока"/> (м/с.) <text:s/>Степень регургитации <text:bookmark-start text:name="ТКСтепеньРегургитаци"/><text:span text:style-name="T6"><draw:control text:anchor-type="as-char" svg:y="-0.295cm" draw:z-index="67" draw:style-name="gr6" draw:text-style-name="P15" svg:width="0.888cm" svg:height="0.35cm" draw:control="control67"/></text:span><text:bookmark-end text:name="ТКСтепеньРегургитаци"/></text:p>
      <text:p text:style-name="P7"><text:span text:style-name="T4"/></text:p>
      <text:p text:style-name="P7"><text:span text:style-name="T4">Комментарии:</text:span> <text:span text:style-name="T6"><draw:control text:anchor-type="as-char" svg:y="-0.295cm" draw:z-index="68" draw:style-name="gr6" draw:text-style-name="P15" svg:width="14.558cm" svg:height="0.35cm" draw:control="control68"/></text:span></text:p>
      <text:p text:style-name="P5"/>
      <text:p text:style-name="P9">Заключение: <draw:control text:anchor-type="as-char" svg:y="-0.332cm" draw:z-index="7" draw:style-name="gr6" draw:text-style-name="P14" svg:width="14.854cm" svg:height="0.38cm" draw:control="control7"/></text:p>
      <text:p text:style-name="P8"/>
      <text:p text:style-name="P8">Врач: <draw:control text:anchor-type="as-char" draw:z-index="5" draw:style-name="gr5" draw:text-style-name="P13" svg:width="3.758cm" svg:height="0.38cm" draw:control="control5"/></text:p>
      <text:p text:style-name="P10">Медицинский регистратор: <draw:control text:anchor-type="as-char" draw:z-index="6" draw:style-name="gr5" draw:text-style-name="P13" svg:width="4.234cm" svg:height="0.38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Calibri" fo:font-size="11pt" fo:language="ru" fo:country="RU" style:font-name-asian="Arial" style:font-size-asian="11pt" style:font-name-complex="Calibri" style:font-size-complex="11pt" style:language-complex="ar" style:country-complex="S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Деренок</meta:initial-creator>
    <meta:creation-date>2011-07-11T19:46:21.79</meta:creation-date>
    <dc:date>2011-11-03T00:26:14.71</dc:date>
    <dc:creator>Дмитрий Деренок</dc:creator>
    <meta:editing-duration>PT12H24M24S</meta:editing-duration>
    <meta:editing-cycles>32</meta:editing-cycles>
    <meta:generator>OpenOffice.org/3.2$Win32 OpenOffice.org_project/320m12$Build-9483</meta:generator>
    <meta:document-statistic meta:table-count="1" meta:image-count="1" meta:object-count="0" meta:page-count="1" meta:paragraph-count="33" meta:word-count="207" meta:character-count="1725"/>
  </office:meta>
</office:document-meta>
</file>